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637" officeooo:paragraph-rsid="00132637"/>
    </style:style>
    <style:style style:name="P2" style:family="paragraph" style:parent-style-name="Standard" style:list-style-name="L1">
      <style:text-properties officeooo:rsid="00132637" officeooo:paragraph-rsid="00132637"/>
    </style:style>
    <style:style style:name="P3" style:family="paragraph" style:parent-style-name="Standard" style:list-style-name="L2">
      <style:text-properties officeooo:rsid="00132637" officeooo:paragraph-rsid="00132637"/>
    </style:style>
    <style:style style:name="P4" style:family="paragraph" style:parent-style-name="Standard" style:list-style-name="L4">
      <style:text-properties officeooo:rsid="00132637" officeooo:paragraph-rsid="00132637"/>
    </style:style>
    <style:style style:name="P5" style:family="paragraph" style:parent-style-name="Standard">
      <style:text-properties fo:font-weight="bold" officeooo:rsid="00132637" officeooo:paragraph-rsid="0013263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40661" officeooo:paragraph-rsid="0014066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2637" officeooo:paragraph-rsid="0013263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2637" officeooo:paragraph-rsid="00132637" style:font-weight-asian="bold" style:font-weight-complex="bold"/>
    </style:style>
    <style:style style:name="P9" style:family="paragraph" style:parent-style-name="Standard">
      <style:text-properties fo:font-style="italic" officeooo:rsid="00132637" officeooo:paragraph-rsid="00132637" style:font-style-asian="italic" style:font-style-complex="italic"/>
    </style:style>
    <style:style style:name="P10" style:family="paragraph" style:parent-style-name="Standard" style:list-style-name="L1">
      <style:paragraph-properties fo:margin-left="0.4925in" fo:margin-right="0in" fo:text-indent="-0.25in" style:auto-text-indent="false"/>
      <style:text-properties officeooo:rsid="00132637" officeooo:paragraph-rsid="00132637"/>
    </style:style>
    <style:style style:name="P11" style:family="paragraph" style:parent-style-name="Standard" style:list-style-name="L3" style:master-page-name="">
      <style:paragraph-properties fo:margin-left="1.5in" fo:margin-right="0in" fo:text-indent="-1.1866in" style:auto-text-indent="false" style:page-number="auto">
        <style:tab-stops>
          <style:tab-stop style:position="-0.9374in"/>
        </style:tab-stops>
      </style:paragraph-properties>
      <style:text-properties officeooo:rsid="00132637" officeooo:paragraph-rsid="00132637"/>
    </style:style>
    <style:style style:name="P12" style:family="paragraph" style:parent-style-name="Standard" style:list-style-name="L3">
      <style:paragraph-properties fo:margin-left="1.5in" fo:margin-right="0in" fo:text-indent="-1.1866in" style:auto-text-indent="false">
        <style:tab-stops>
          <style:tab-stop style:position="-0.9374in"/>
        </style:tab-stops>
      </style:paragraph-properties>
      <style:text-properties officeooo:rsid="00132637" officeooo:paragraph-rsid="00132637"/>
    </style:style>
    <style:style style:name="P13" style:family="paragraph" style:parent-style-name="Standard" style:list-style-name="L3" style:master-page-name="">
      <style:paragraph-properties fo:margin-left="0.75in" fo:margin-right="0in" fo:text-indent="-1.1866in" style:auto-text-indent="false" style:page-number="auto">
        <style:tab-stops>
          <style:tab-stop style:position="-0.9374in"/>
        </style:tab-stops>
      </style:paragraph-properties>
      <style:text-properties officeooo:rsid="00132637" officeooo:paragraph-rsid="0013263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tDownRemote</text:p>
      <text:p text:style-name="P8"/>
      <text:p text:style-name="P1"><text:span text:style-name="T1">Lou Nigra</text:span></text:p>
      <text:p text:style-name="P9">Adler Planetarium - Far Horizons</text:p>
      <text:p text:style-name="P1"/>
      <text:p text:style-name="P9">Brendan Batliner and Milan Shah</text:p>
      <text:p text:style-name="P9">Illinois Mathematics and Science Academy - SIR Program</text:p>
      <text:p text:style-name="P1"/>
      <text:p text:style-name="P7">Controls:</text:p>
      <text:list xml:id="list7131428823259064079" text:style-name="L2">
        <text:list-item>
          <text:p text:style-name="P3">Raw voltage tied to charger ON switch</text:p>
        </text:list-item>
        <text:list-item>
          <text:p text:style-name="P3">Programming mode when serial port is connected</text:p>
        </text:list-item>
        <text:list-item>
          <text:p text:style-name="P3">Timer activate/de-activate momentary contact switch (no longer used)</text:p>
        </text:list-item>
      </text:list>
      <text:p text:style-name="P1"/>
      <text:p text:style-name="P7">Indicators:</text:p>
      <text:list xml:id="list304218321540667280" text:style-name="L3">
        <text:list-item>
          <text:p text:style-name="P11">LED no blink: Charging =&gt; Programming mode inhibited.</text:p>
        </text:list-item>
        <text:list-item>
          <text:p text:style-name="P12">LED fast blink: Active =&gt; Timer is counting down.</text:p>
        </text:list-item>
        <text:list-item>
          <text:p text:style-name="P12">LED long Off: Standby =&gt; Waiting for programming window to open.</text:p>
        </text:list-item>
        <text:list-item>
          <text:p text:style-name="P12">LED single three flashes: Programming mode =&gt; Window open for "non-D"</text:p>
          <text:p text:style-name="P13">input to enter programming mode.</text:p>
        </text:list-item>
      </text:list>
      <text:p text:style-name="P1"/>
      <text:p text:style-name="P5">The following sequence follows if a non-D character is entered while</text:p>
      <text:p text:style-name="P1"><text:span text:style-name="T2">the window is open:</text:span></text:p>
      <text:list xml:id="list5940973532969541143" text:style-name="L4">
        <text:list-item>
          <text:p text:style-name="P4">LED single six flashes: Parameter prompt: =&gt; Ready for parameter entry.</text:p>
        </text:list-item>
        <text:list-item>
          <text:p text:style-name="P4">LED three flashes: Confirmation: =&gt; Ready for y or n</text:p>
        </text:list-item>
      </text:list>
      <text:p text:style-name="P1"/>
      <text:p text:style-name="P6">State Machine:</text:p>
      <text:list xml:id="list2932462107646271357" text:style-name="L1">
        <text:list-item>
          <text:p text:style-name="P2">standby &gt; WAITFORCHARGE</text:p>
        </text:list-item>
        <text:list-item>
          <text:p text:style-name="P10">WAITFORCHARGE</text:p>
          <text:list>
            <text:list-item>
              <text:p text:style-name="P2">GETTTY</text:p>
            </text:list-item>
          </text:list>
        </text:list-item>
        <text:list-item>
          <text:p text:style-name="P2"><text:s/>GETTTY</text:p>
          <text:list>
            <text:list-item>
              <text:p text:style-name="P2">(timeout) &gt; SLEEP</text:p>
            </text:list-item>
            <text:list-item>
              <text:p text:style-name="P2">(entries) &gt; active &gt; SLEEP</text:p>
            </text:list-item>
          </text:list>
        </text:list-item>
        <text:list-item>
          <text:p text:style-name="P2"><text:s/>SLEEP</text:p>
          <text:list>
            <text:list-item>
              <text:p text:style-name="P2">standby? &gt; TTY</text:p>
            </text:list-item>
            <text:list-item>
              <text:p text:style-name="P2">active? <text:s/>&gt; timerUpd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2:53:01.361000000</meta:creation-date>
    <dc:date>2014-07-12T13:27:21.244000000</dc:date>
    <meta:editing-duration>PT19M9S</meta:editing-duration>
    <meta:editing-cycles>1</meta:editing-cycles>
    <meta:document-statistic meta:table-count="0" meta:image-count="0" meta:object-count="0" meta:page-count="1" meta:paragraph-count="29" meta:word-count="167" meta:character-count="956" meta:non-whitespace-character-count="834"/>
    <meta:generator>LibreOffice/4.2.5.2$Windows_x86 LibreOffice_project/6ff819b65674ae6c83f3cbab9e4a4c2b292a7a94</meta:generator>
  </office:meta>
</office:document-meta>
</file>